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db5cf"/>
    </style:style>
    <style:style style:name="P2" style:family="paragraph" style:parent-style-name="Standard">
      <style:text-properties officeooo:rsid="000db5cf" officeooo:paragraph-rsid="000db5cf"/>
    </style:style>
    <style:style style:name="P3" style:family="paragraph" style:parent-style-name="Standard">
      <style:text-properties officeooo:rsid="000db5cf" officeooo:paragraph-rsid="000f77e9"/>
    </style:style>
    <style:style style:name="P4" style:family="paragraph" style:parent-style-name="Standard">
      <style:paragraph-properties fo:text-align="justify" style:justify-single-word="false"/>
      <style:text-properties officeooo:rsid="000db5cf" officeooo:paragraph-rsid="000db5cf"/>
    </style:style>
    <style:style style:name="P5" style:family="paragraph" style:parent-style-name="Standard">
      <style:paragraph-properties fo:text-align="justify" style:justify-single-word="false"/>
      <style:text-properties officeooo:rsid="000db5cf" officeooo:paragraph-rsid="000f77e9"/>
    </style:style>
    <style:style style:name="P6" style:family="paragraph" style:parent-style-name="Standard">
      <style:paragraph-properties fo:text-align="center" style:justify-single-word="false"/>
      <style:text-properties officeooo:paragraph-rsid="001021a0"/>
    </style:style>
    <style:style style:name="P7" style:family="paragraph" style:parent-style-name="Standard">
      <style:paragraph-properties fo:text-align="start" style:justify-single-word="false"/>
      <style:text-properties officeooo:paragraph-rsid="001021a0"/>
    </style:style>
    <style:style style:name="P8" style:family="paragraph" style:parent-style-name="Standard">
      <style:paragraph-properties fo:text-align="justify" style:justify-single-word="false"/>
      <style:text-properties officeooo:paragraph-rsid="000db5cf"/>
    </style:style>
    <style:style style:name="P9" style:family="paragraph" style:parent-style-name="Standard">
      <style:paragraph-properties fo:text-align="justify" style:justify-single-word="false"/>
      <style:text-properties officeooo:paragraph-rsid="000f77e9"/>
    </style:style>
    <style:style style:name="P10" style:family="paragraph" style:parent-style-name="Standard">
      <style:text-properties fo:font-weight="bold" officeooo:rsid="000db5cf" officeooo:paragraph-rsid="000db5cf" style:font-weight-asian="bold" style:font-weight-complex="bold"/>
    </style:style>
    <style:style style:name="P11" style:family="paragraph" style:parent-style-name="Standard">
      <style:text-properties fo:font-weight="bold" officeooo:rsid="000db5cf" officeooo:paragraph-rsid="000f77e9" style:font-weight-asian="bold" style:font-weight-complex="bold"/>
    </style:style>
    <style:style style:name="P12"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paragraph-rsid="001021a0"/>
    </style:style>
    <style:style style:name="P13"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paragraph-rsid="00113ea8"/>
    </style:style>
    <style:style style:name="P1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1021a0"/>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113ea8"/>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021a0"/>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paragraph-rsid="001021a0" style:font-weight-asian="bold" style:font-weight-complex="bold"/>
    </style:style>
    <style:style style:name="P1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font-weight="bold" officeooo:paragraph-rsid="001021a0" style:font-weight-asian="bold" style:font-weight-complex="bold"/>
    </style:style>
    <style:style style:name="T1" style:family="text">
      <style:text-properties officeooo:rsid="000d97fe"/>
    </style:style>
    <style:style style:name="T2" style:family="text">
      <style:text-properties officeooo:rsid="000db5cf"/>
    </style:style>
    <style:style style:name="T3" style:family="text">
      <style:text-properties officeooo:rsid="000f77e9"/>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weight="bold" style:font-weight-asian="bold" style:font-weight-complex="bold"/>
    </style:style>
    <style:style style:name="T7" style:family="text">
      <style:text-properties fo:font-weight="bold" officeooo:rsid="000d97fe"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Методические указания по выполнению латораторных работ по курсу </text:span><text:span text:style-name="T5">«Методы и алгоритмы анализа данных»</text:span><text:span text:style-name="T4"><text:line-break/></text:span></text:p>
      <text:p text:style-name="P7"><text:line-break/><text:span text:style-name="T7">1. Общие требования</text:span></text:p>
      <text:p text:style-name="Standard"/>
      <text:p text:style-name="P13">Сдача всех лабораторных работ позволяет получить допуск до экзамена. Лабораторная работа <text:span text:style-name="T1">(кроме первой) считается закрытой после сдачи и защиты надлежащим образом оформленного отчета, и, при необходимости, демонстрации работы программы. Для реализации программной части лабораторных работ допускается использование любого подходящего для этого языка программирования или системы. Однако, базовым для курса является язык Python.</text:span></text:p>
      <text:p text:style-name="P15"><text:span text:style-name="T1"><text:s/><text:line-break/></text:span><text:span text:style-name="T7">2. Требования к отчету по лабораторной работе</text:span></text:p>
      <text:p text:style-name="P12"/>
      <text:p text:style-name="P14"><text:span text:style-name="T1">Отчет должен быть оформлен в соответствии с ГОСТ и СТП. Обязательно должен присутствовать титульный лист. Для оформления и сдачи отчета в электронном виде необходимо использовать язык разметки TeX с последующей компиляцией отчета в формат PDF. Также допускается сдача отчетов в печатном виде. Отчет должен содержать все полученные в ходе выполнения лабораторной работы результаты, представленные в удобном виде (графики, таблицы, схемы и т. д.). Обязательным является наличие выводов. При сдаче отчета в электронной форме необходимо отправить письмо с путым телом, темой вида<text:line-break/></text:span><text:span text:style-name="T7">«ПИМ1X, Л/рY, Фамилия И.О.»</text:span><text:span text:style-name="T1"> (без кавычек), приложив к нему отчет в формате PDF, отчет в формате TeX, программный код, прочие необходимые материалы.</text:span></text:p>
      <text:p text:style-name="P14"/>
      <text:p text:style-name="P18"><text:span text:style-name="T1">3. Описание лабораторных работ</text:span></text:p>
      <text:p text:style-name="P17"/>
      <text:p text:style-name="P16"><text:span text:style-name="T7">3.1 Лр1, «Основы работы с данными»</text:span></text:p>
      <text:p text:style-name="P16"><text:span text:style-name="T7"/></text:p>
      <text:p text:style-name="P8"><text:span text:style-name="T2">Цели: </text:span></text:p>
      <text:p text:style-name="P8"><text:span text:style-name="T2">Получить практические навыки по сбору и визуализации данных</text:span></text:p>
      <text:p text:style-name="P8"><text:span text:style-name="T2">Задачи: </text:span></text:p>
      <text:p text:style-name="P4">1. Сохранить локально датасет MNIST или его часть.</text:p>
      <text:p text:style-name="P4">2. Вывести на экран изображения нескольких случайных цифр из датасета MNIST.</text:p>
      <text:p text:style-name="P4">Длительность:<text:line-break/>2 пары</text:p>
      <text:p text:style-name="P1"/>
      <text:p text:style-name="P10">3.2 Лр2, «Решение задачи классификации с помощью дерева решений»</text:p>
      <text:p text:style-name="P10"/>
      <text:p text:style-name="P8"><text:span text:style-name="T2">Цели: </text:span></text:p>
      <text:p text:style-name="P8"><text:span text:style-name="T2">Получить практические навыки по применению алгоритма дерево решений</text:span></text:p>
      <text:p text:style-name="P8"><text:span text:style-name="T2">Задачи: </text:span></text:p>
      <text:p text:style-name="P4">1. Сохранить локально датасет Titanic.</text:p>
      <text:p text:style-name="P4">2. Применить к датасету Titanic метод деревьев решений.</text:p>
      <text:p text:style-name="P4">3. Провести ряд экспериментов с целью получения лучших значений гиперпараметров и выбора наилучшего сочетания признаков.</text:p>
      <text:p text:style-name="P4">Длительность:<text:line-break/>2 пары</text:p>
      <text:p text:style-name="P4"/>
      <text:p text:style-name="P10">3.3 Лр3, «Решение задачи классификации с помощью метода опорных векторов»</text:p>
      <text:p text:style-name="P10"/>
      <text:p text:style-name="P8"><text:span text:style-name="T2">Цели: </text:span></text:p>
      <text:p text:style-name="P8"><text:soft-page-break/><text:span text:style-name="T2">Получить практические навыки по применению метода опорных векторов</text:span></text:p>
      <text:p text:style-name="P8"><text:span text:style-name="T2">Задачи: </text:span></text:p>
      <text:p text:style-name="P4">1. Применить к датасету Titanic метод опорных векторов.</text:p>
      <text:p text:style-name="P4">2. Провести ряд экспериментов с целью получения лучших значений гиперпараметров и выбора наилучшего сочетания признаков.</text:p>
      <text:p text:style-name="P4">Длительность:<text:line-break/>2 пары</text:p>
      <text:p text:style-name="P4"/>
      <text:p text:style-name="P2"/>
      <text:p text:style-name="P10">3.4 Лр4, «Статистические методы классификации»</text:p>
      <text:p text:style-name="P10"/>
      <text:p text:style-name="P8"><text:span text:style-name="T2">Цели: </text:span></text:p>
      <text:p text:style-name="P8"><text:span text:style-name="T2">Получить практические навыки по применению статистических методов классификации</text:span></text:p>
      <text:p text:style-name="P8"><text:span text:style-name="T2">Задачи: </text:span></text:p>
      <text:p text:style-name="P4">1. Применить к датасету Titanic наивный байесовский классификатор.</text:p>
      <text:p text:style-name="P4">2. Применить к датасету Titanic логистическую регрессию.</text:p>
      <text:p text:style-name="P4">3. Провести ряд экспериментов с целью получения лучших значений гиперпараметров и выбора наилучшего сочетания признаков.</text:p>
      <text:p text:style-name="P4">Длительность:<text:line-break/>2 пары</text:p>
      <text:p text:style-name="P2"/>
      <text:p text:style-name="P2"/>
      <text:p text:style-name="P10">3.5 Лр5, «Случайный лес для задачи классификации»</text:p>
      <text:p text:style-name="P10"/>
      <text:p text:style-name="P8"><text:span text:style-name="T2">Цели: </text:span></text:p>
      <text:p text:style-name="P8"><text:span text:style-name="T2">Получить практические навыки по применению алгоритма случайного леса</text:span></text:p>
      <text:p text:style-name="P8"><text:span text:style-name="T2">Задачи: </text:span></text:p>
      <text:p text:style-name="P4">1. Применить к датасету Titanic алгоритм случайного леса.</text:p>
      <text:p text:style-name="P4">2. Провести ряд экспериментов с целью получения лучших значений гиперпараметров и выбора наилучшего сочетания признаков.</text:p>
      <text:p text:style-name="P4">Длительность:<text:line-break/>2 пары</text:p>
      <text:p text:style-name="P2"/>
      <text:p text:style-name="P2"><text:span text:style-name="T6">3.6 Лр6, «Снижение размерности пространства признаков»</text:span></text:p>
      <text:p text:style-name="P10"/>
      <text:p text:style-name="P8"><text:span text:style-name="T2">Цели: </text:span></text:p>
      <text:p text:style-name="P8"><text:span text:style-name="T2">Получить практические навыки по снижению входного пространства признаков</text:span></text:p>
      <text:p text:style-name="P8"><text:span text:style-name="T2">Задачи: </text:span></text:p>
      <text:p text:style-name="P4">1. Применить к датасету Titanic алгоритм PCA.</text:p>
      <text:p text:style-name="P4">2. Применить к датасету Titanic алгоритм LDA.</text:p>
      <text:p text:style-name="P4">3. Провести ряд экспериментов используя данные из пунктов 1 и 2 и любой из классификаторов, рассмотренных в предыдущих работах.</text:p>
      <text:p text:style-name="P4">Длительность:<text:line-break/>4 пары</text:p>
      <text:p text:style-name="P2"/>
      <text:p text:style-name="P2"/>
      <text:p text:style-name="P10">3.7 Лр7, «Нейронные сети для задачи классификации»</text:p>
      <text:p text:style-name="P10"/>
      <text:p text:style-name="P8"><text:span text:style-name="T2">Цели: </text:span></text:p>
      <text:p text:style-name="P8"><text:span text:style-name="T2">Получить практические навыки по работе с искусственными нейронными сетями</text:span></text:p>
      <text:p text:style-name="P8"><text:span text:style-name="T2">Задачи: </text:span></text:p>
      <text:p text:style-name="P5">1. <text:span text:style-name="T3">Разработать и обосновать несколько (не менее 3-х) различных архитектур нейронных сетей </text:span><text:soft-page-break/><text:span text:style-name="T3">прямого распространения (feed-forward) для классификации датасета MNIST</text:span>.</text:p>
      <text:p text:style-name="P4">Длительность:<text:line-break/>4 пары</text:p>
      <text:p text:style-name="P2"/>
      <text:p text:style-name="P11">3.<text:span text:style-name="T3">8</text:span> Лр<text:span text:style-name="T3">8</text:span>, «<text:span text:style-name="T3">Ансамблевые методы классификации</text:span>»</text:p>
      <text:p text:style-name="P11"/>
      <text:p text:style-name="P9"><text:span text:style-name="T2">Цели: </text:span></text:p>
      <text:p text:style-name="P9"><text:span text:style-name="T2">Получить практические навыки по работе с ансамблевыми методами классификации</text:span></text:p>
      <text:p text:style-name="P9"><text:span text:style-name="T2">Задачи: </text:span></text:p>
      <text:p text:style-name="P5">1. <text:span text:style-name="T3">Применить метод AdaBoost к датасету Titanic, при этом выбрав в качестве базовых несколько различных классификаторов</text:span>.</text:p>
      <text:p text:style-name="P5"><text:span text:style-name="T3">2</text:span>. <text:span text:style-name="T3">Применить метод GBM (в виде одной из его реализаций, XGBoost или lightGBM) к датасету Titanic</text:span>.</text:p>
      <text:p text:style-name="P5">Длительность:<text:line-break/><text:span text:style-name="T3">4</text:span> пары</text:p>
      <text:p text:style-name="P3"/>
      <text:p text:style-name="P11">3.<text:span text:style-name="T3">9</text:span> Лр<text:span text:style-name="T3">9</text:span>, «<text:span text:style-name="T3">Анализ изображений с помощью сверточных нейронных сетей</text:span>»</text:p>
      <text:p text:style-name="P11"/>
      <text:p text:style-name="P9"><text:span text:style-name="T2">Цели: </text:span></text:p>
      <text:p text:style-name="P9"><text:span text:style-name="T2">Получить практические навыки по анализу изображений с помощью сверточных нейронных сетей</text:span></text:p>
      <text:p text:style-name="P9"><text:span text:style-name="T2">Задачи: </text:span></text:p>
      <text:p text:style-name="P5">1. <text:span text:style-name="T3">Разработать архитектуру сверточной нейронной сети для классификации изображений из датасета MNIST</text:span>.</text:p>
      <text:p text:style-name="P5"><text:span text:style-name="T3">2</text:span>. <text:span text:style-name="T3">Применить одну из существующих архитектур нейронных сетей к датасету MNIST</text:span>.</text:p>
      <text:p text:style-name="P5">Длительность:<text:line-break/><text:span text:style-name="T3">4</text:span> пары</text:p>
      <text:p text:style-name="P3"/>
      <text:p text:style-name="P11">3.<text:span text:style-name="T3">10</text:span> Лр<text:span text:style-name="T3">10</text:span>, «<text:span text:style-name="T3">Применение LSTM сети для задачи перевода текста</text:span>»</text:p>
      <text:p text:style-name="P11"/>
      <text:p text:style-name="P9"><text:span text:style-name="T2">Цели: </text:span></text:p>
      <text:p text:style-name="P9"><text:span text:style-name="T2">Получить практические навыки по применению LSTM сетей</text:span></text:p>
      <text:p text:style-name="P9"><text:span text:style-name="T2">Задачи: </text:span></text:p>
      <text:p text:style-name="P5">1. <text:span text:style-name="T3">Выбрать одну из существующих архитектур LSTM сетей и применить ее к задаче перевода с английского языка на русский</text:span>.</text:p>
      <text:p text:style-name="P5">Длительность:<text:line-break/><text:span text:style-name="T3">4</text:span> пар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8:46:14.745907000</meta:creation-date>
    <dc:date>2017-10-22T19:21:22.311587111</dc:date>
    <meta:editing-duration>PT18M44S</meta:editing-duration>
    <meta:editing-cycles>4</meta:editing-cycles>
    <meta:generator>LibreOffice/5.1.6.2$Linux_X86_64 LibreOffice_project/10m0$Build-2</meta:generator>
    <meta:document-statistic meta:table-count="0" meta:image-count="0" meta:object-count="0" meta:page-count="3" meta:paragraph-count="77" meta:word-count="638" meta:character-count="4752" meta:non-whitespace-character-count="4167"/>
  </office:meta>
</office:document-meta>
</file>